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size</text:p>
          </table:table-cell>
          <table:table-cell office:value-type="string">
            <text:p>xslt</text:p>
          </table:table-cell>
          <table:table-cell office:value-type="string">
            <text:p>identity</text:p>
          </table:table-cell>
          <table:table-cell office:value-type="string">
            <text:p>stx</text:p>
          </table:table-cell>
          <table:table-cell office:value-type="string">
            <text:p>freetle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537559">
            <text:p>1537559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office:value-type="float" office:value="369">
            <text:p>369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50059">
            <text:p>2050059</text:p>
          </table:table-cell>
          <table:table-cell office:value-type="float" office:value="102">
            <text:p>102</text:p>
          </table:table-cell>
          <table:table-cell office:value-type="float" office:value="125">
            <text:p>125</text:p>
          </table:table-cell>
          <table:table-cell office:value-type="float" office:value="491">
            <text:p>491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12500">
            <text:p>12500</text:p>
          </table:table-cell>
          <table:table-cell office:value-type="float" office:value="2562559">
            <text:p>2562559</text:p>
          </table:table-cell>
          <table:table-cell office:value-type="float" office:value="124">
            <text:p>124</text:p>
          </table:table-cell>
          <table:table-cell office:value-type="float" office:value="162">
            <text:p>162</text:p>
          </table:table-cell>
          <table:table-cell office:value-type="float" office:value="612">
            <text:p>612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float" office:value="75000">
            <text:p>75000</text:p>
          </table:table-cell>
          <table:table-cell office:value-type="float" office:value="15375059">
            <text:p>15375059</text:p>
          </table:table-cell>
          <table:table-cell office:value-type="float" office:value="849">
            <text:p>849</text:p>
          </table:table-cell>
          <table:table-cell office:value-type="float" office:value="1067">
            <text:p>1067</text:p>
          </table:table-cell>
          <table:table-cell office:value-type="float" office:value="3845">
            <text:p>3845</text:p>
          </table:table-cell>
          <table:table-cell office:value-type="float" office:value="3517">
            <text:p>3517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500059">
            <text:p>20500059</text:p>
          </table:table-cell>
          <table:table-cell office:value-type="float" office:value="1292">
            <text:p>1292</text:p>
          </table:table-cell>
          <table:table-cell office:value-type="float" office:value="1612">
            <text:p>1612</text:p>
          </table:table-cell>
          <table:table-cell office:value-type="float" office:value="5045">
            <text:p>5045</text:p>
          </table:table-cell>
          <table:table-cell office:value-type="float" office:value="4666">
            <text:p>4666</text:p>
          </table:table-cell>
        </table:table-row>
        <table:table-row table:style-name="ro1">
          <table:table-cell office:value-type="float" office:value="125000">
            <text:p>125000</text:p>
          </table:table-cell>
          <table:table-cell office:value-type="float" office:value="25625059">
            <text:p>25625059</text:p>
          </table:table-cell>
          <table:table-cell office:value-type="float" office:value="1555">
            <text:p>1555</text:p>
          </table:table-cell>
          <table:table-cell office:value-type="float" office:value="2127">
            <text:p>2127</text:p>
          </table:table-cell>
          <table:table-cell office:value-type="float" office:value="6471">
            <text:p>6471</text:p>
          </table:table-cell>
          <table:table-cell office:value-type="float" office:value="6047">
            <text:p>6047</text:p>
          </table:table-cell>
        </table:table-row>
        <table:table-row table:style-name="ro1">
          <table:table-cell table:number-columns-repeated="2"/>
          <table:table-cell table:formula="of:=SLOPE([.$B2:.$B7];[.C2:.C7])/1024" office:value-type="float" office:value="15.7298682705811">
            <text:p>15,7298682705811</text:p>
          </table:table-cell>
          <table:table-cell table:formula="of:=SLOPE([.$B2:.$B7];[.D2:.D7])/1024" office:value-type="float" office:value="11.8139844748906">
            <text:p>11,8139844748906</text:p>
          </table:table-cell>
          <table:table-cell table:formula="of:=SLOPE([.$B2:.$B7];[.E2:.E7])/1024" office:value-type="float" office:value="3.88328688351677">
            <text:p>3,88328688351677</text:p>
          </table:table-cell>
          <table:table-cell table:formula="of:=SLOPE([.$B2:.$B7];[.F2:.F7])/1024" office:value-type="float" office:value="4.1605684054174">
            <text:p>4,1605684054174</text:p>
          </table:table-cell>
        </table:table-row>
      </table:table>
      <table:table table:name="Performance" table:style-name="ta1" table:print="false">
        <table:shapes>
          <draw:frame draw:z-index="0" draw:style-name="gr1" svg:width="13.108cm" svg:height="10.136cm" svg:x="0.303cm" svg:y="0.081cm">
            <draw:object draw:notify-on-update-of-ranges="Data.C1:Data.F1 Data.C8:Data.F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Linearity" table:style-name="ta1" table:print="false">
        <table:table-column table:style-name="co1" table:default-cell-style-name="Default"/>
        <table:table-row table:style-name="ro1">
          <table:table-cell>
            <draw:frame table:end-cell-address="Linearity.H29" table:end-x="1.79cm" table:end-y="0.292cm" draw:z-index="0" draw:style-name="gr1" svg:width="17.596cm" svg:height="12.887cm" svg:x="0cm" svg:y="0.001cm">
              <draw:object draw:notify-on-update-of-ranges="Data.B1:Data.B1 Data.B2:Data.B7 Data.C1:Data.C1 Data.C2:Data.C7 Data.B1:Data.B1 Data.B2:Data.B7 Data.D1:Data.D1 Data.D2:Data.D7 Data.B1:Data.B1 Data.B2:Data.B7 Data.E1:Data.E1 Data.E2:Data.E7 Data.B1:Data.B1 Data.B2:Data.B7 Data.F1:Data.F1 Data.F2:Data.F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27/12/2010</text:date>, <text:time>18:0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oline Taillieu</meta:initial-creator>
    <meta:creation-date>2010-12-25T12:00:01</meta:creation-date>
    <dc:date>2010-12-27T18:02:33</dc:date>
    <dc:creator>Caroline Taillieu</dc:creator>
    <meta:editing-duration>PT04H34M20S</meta:editing-duration>
    <meta:editing-cycles>13</meta:editing-cycles>
    <meta:generator>OpenOffice.org/3.2$Linux OpenOffice.org_project/320m12$Build-9483</meta:generator>
    <meta:document-statistic meta:table-count="3" meta:cell-count="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597cm" svg:height="12.888cm" xlink:href=".." chart:class="chart:scatter" chart:style-name="ch1">
        <chart:legend chart:legend-position="end" svg:x="15.696cm" svg:y="5.6cm" chart:style-name="ch2"/>
        <chart:plot-area chart:style-name="ch3" table:cell-range-address="Data.B1:Data.F7" chart:data-source-has-labels="row" svg:x="3.067cm" svg:y="0.705cm" svg:width="14.526cm" svg:height="12.11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C2:Data.C7" chart:label-cell-address="Data.C1:Data.C1" chart:class="chart:scatter">
            <chart:domain table:cell-range-address="Data.B2:Data.B7"/>
            <chart:data-point chart:repeated="6"/>
          </chart:series>
          <chart:series chart:style-name="ch7" chart:values-cell-range-address="Data.D2:Data.D7" chart:label-cell-address="Data.D1:Data.D1" chart:class="chart:scatter">
            <chart:data-point chart:repeated="6"/>
          </chart:series>
          <chart:series chart:style-name="ch8" chart:values-cell-range-address="Data.E2:Data.E7" chart:label-cell-address="Data.E1:Data.E1" chart:class="chart:scatter">
            <chart:data-point chart:repeated="6"/>
          </chart:series>
          <chart:series chart:style-name="ch9" chart:values-cell-range-address="Data.F2:Data.F7" chart:label-cell-address="Data.F1:Data.F1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 text:id="Data.C1:Data.C1">xslt</text:p>
              </table:table-cell>
              <table:table-cell office:value-type="string">
                <text:p text:id="Data.D1:Data.D1">identity</text:p>
              </table:table-cell>
              <table:table-cell office:value-type="string">
                <text:p text:id="Data.E1:Data.E1">stx</text:p>
              </table:table-cell>
              <table:table-cell office:value-type="string">
                <text:p text:id="Data.F1:Data.F1">freet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37559">
                <text:p text:id="Data.B2:Data.B7">1537559</text:p>
              </table:table-cell>
              <table:table-cell office:value-type="float" office:value="86">
                <text:p text:id="Data.C2:Data.C7">86</text:p>
              </table:table-cell>
              <table:table-cell office:value-type="float" office:value="96">
                <text:p text:id="Data.D2:Data.D7">96</text:p>
              </table:table-cell>
              <table:table-cell office:value-type="float" office:value="369">
                <text:p text:id="Data.E2:Data.E7">369</text:p>
              </table:table-cell>
              <table:table-cell office:value-type="float" office:value="334">
                <text:p text:id="Data.F2:Data.F7">3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0059">
                <text:p>2050059</text:p>
              </table:table-cell>
              <table:table-cell office:value-type="float" office:value="102">
                <text:p>102</text:p>
              </table:table-cell>
              <table:table-cell office:value-type="float" office:value="125">
                <text:p>125</text:p>
              </table:table-cell>
              <table:table-cell office:value-type="float" office:value="491">
                <text:p>491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2559">
                <text:p>2562559</text:p>
              </table:table-cell>
              <table:table-cell office:value-type="float" office:value="124">
                <text:p>124</text:p>
              </table:table-cell>
              <table:table-cell office:value-type="float" office:value="162">
                <text:p>162</text:p>
              </table:table-cell>
              <table:table-cell office:value-type="float" office:value="612">
                <text:p>612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75059">
                <text:p>15375059</text:p>
              </table:table-cell>
              <table:table-cell office:value-type="float" office:value="849">
                <text:p>849</text:p>
              </table:table-cell>
              <table:table-cell office:value-type="float" office:value="1067">
                <text:p>1067</text:p>
              </table:table-cell>
              <table:table-cell office:value-type="float" office:value="3845">
                <text:p>3845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500059">
                <text:p>20500059</text:p>
              </table:table-cell>
              <table:table-cell office:value-type="float" office:value="1292">
                <text:p>1292</text:p>
              </table:table-cell>
              <table:table-cell office:value-type="float" office:value="1612">
                <text:p>1612</text:p>
              </table:table-cell>
              <table:table-cell office:value-type="float" office:value="5045">
                <text:p>5045</text:p>
              </table:table-cell>
              <table:table-cell office:value-type="float" office:value="4666">
                <text:p>4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25059">
                <text:p>25625059</text:p>
              </table:table-cell>
              <table:table-cell office:value-type="float" office:value="1555">
                <text:p>1555</text:p>
              </table:table-cell>
              <table:table-cell office:value-type="float" office:value="2127">
                <text:p>2127</text:p>
              </table:table-cell>
              <table:table-cell office:value-type="float" office:value="6471">
                <text:p>6471</text:p>
              </table:table-cell>
              <table:table-cell office:value-type="float" office:value="6047">
                <text:p>60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solid-type="cylinder" chart:vertical="true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cylinder"/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109cm" svg:height="10.137cm" xlink:href=".." chart:class="chart:bar" chart:style-name="ch1">
        <chart:plot-area chart:style-name="ch2" table:cell-range-address="Data.C1:Data.F1 Data.C8:Data.F8" chart:data-source-has-labels="row" svg:x="1.529cm" svg:y="0.146cm" svg:width="9.738cm" svg:height="8.80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Data.C1:Data.F1"/>
          </chart:axis>
          <chart:axis chart:dimension="y" chart:name="primary-y" chart:style-name="ch4">
            <chart:title svg:x="6.499cm" svg:y="9.156cm" chart:style-name="ch5">
              <text:p>MB per seconds</text:p>
            </chart:title>
            <chart:grid chart:style-name="ch6" chart:class="major"/>
          </chart:axis>
          <chart:axis chart:dimension="z" chart:name="primary-z" chart:style-name="ch3"/>
          <chart:series chart:style-name="ch7" chart:values-cell-range-address="Data.C8:Data.F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C1:Data.F1">xslt</text:p>
              </table:table-cell>
              <table:table-cell office:value-type="string">
                <text:p>identity</text:p>
              </table:table-cell>
              <table:table-cell office:value-type="string">
                <text:p>stx</text:p>
              </table:table-cell>
              <table:table-cell office:value-type="string">
                <text:p>freetle</text:p>
              </table:table-cell>
            </table:table-row>
          </table:table-header-rows>
          <table:table-rows>
            <table:table-row>
              <table:table-cell office:value-type="string">
                <text:p text:id="">Ligne 8</text:p>
              </table:table-cell>
              <table:table-cell office:value-type="float" office:value="15.7298682705811">
                <text:p text:id="Data.C8:Data.F8">15.7298682705811</text:p>
              </table:table-cell>
              <table:table-cell office:value-type="float" office:value="11.8139844748906">
                <text:p>11.8139844748906</text:p>
              </table:table-cell>
              <table:table-cell office:value-type="float" office:value="3.88328688351677">
                <text:p>3.88328688351677</text:p>
              </table:table-cell>
              <table:table-cell office:value-type="float" office:value="4.1605684054174">
                <text:p>4.16056840541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